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b24" officeooo:paragraph-rsid="00185b24"/>
    </style:style>
    <style:style style:name="P2" style:family="paragraph" style:parent-style-name="Standard">
      <style:text-properties fo:font-weight="bold" officeooo:rsid="00185b24" officeooo:paragraph-rsid="00185b24" style:font-weight-asian="bold" style:font-weight-complex="bold"/>
    </style:style>
    <style:style style:name="P3" style:family="paragraph" style:parent-style-name="Standard">
      <style:text-properties fo:font-weight="bold" officeooo:rsid="0019e5b0" officeooo:paragraph-rsid="0019e5b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185b24" officeooo:paragraph-rsid="00185b24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1cdab2" officeooo:paragraph-rsid="001cdab2"/>
    </style:style>
    <style:style style:name="P6" style:family="paragraph" style:parent-style-name="Standard">
      <style:text-properties officeooo:rsid="001cdab2" officeooo:paragraph-rsid="001cdab2"/>
    </style:style>
    <style:style style:name="P7" style:family="paragraph" style:parent-style-name="Standard">
      <style:text-properties officeooo:rsid="001df201" officeooo:paragraph-rsid="001df201"/>
    </style:style>
    <style:style style:name="P8" style:family="paragraph" style:parent-style-name="Standard">
      <style:text-properties fo:font-weight="bold" officeooo:rsid="001df201" officeooo:paragraph-rsid="001df201" style:font-weight-asian="bold" style:font-weight-complex="bold"/>
    </style:style>
    <style:style style:name="P9" style:family="paragraph" style:parent-style-name="Text_20_body">
      <style:text-properties fo:font-size="11pt" officeooo:rsid="001df201" officeooo:paragraph-rsid="001df201" style:font-size-asian="11pt" style:font-size-complex="11pt"/>
    </style:style>
    <style:style style:name="T1" style:family="text">
      <style:text-properties fo:font-size="10pt"/>
    </style:style>
    <style:style style:name="T2" style:family="text">
      <style:text-properties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thon学习笔记</text:p>
      <text:p text:style-name="P1"/>
      <text:p text:style-name="P2">第三方库安装</text:p>
      <text:p text:style-name="P1"><text:a xlink:type="simple" xlink:href="http://www.cnblogs.com/youxin/archive/2013/05/05/3061794.html">http://www.cnblogs.com/youxin/archive/2013/05/05/3061794.html</text:a></text:p>
      <text:p text:style-name="P1"/>
      <text:p text:style-name="P1"/>
      <text:p text:style-name="P3">python lambda</text:p>
      <text:p text:style-name="P5">语法：</text:p>
      <text:p text:style-name="P5">lambda args:expression</text:p>
      <text:p text:style-name="P5"/>
      <text:p text:style-name="P8">字符串前的b</text:p>
      <text:p text:style-name="P9">python3.x里默认的str是(py2.x里的)unicode,  bytes是(py2.x)的str, b""前缀代表的就是bytes </text:p>
      <text:p text:style-name="Text_20_body">python2.x里, b前缀没什么具体意义， 只是为了兼容python3.x的这种写法 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25:56.590755358</meta:creation-date>
    <dc:date>2015-12-14T17:19:59.474602782</dc:date>
    <meta:editing-duration>PT2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76" meta:character-count="237" meta:non-whitespace-character-count="228"/>
  </office:meta>
</office:document-meta>
</file>